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105mm"/>
    </style:style>
    <style:style style:name="co8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0]=&quot;&quot;)" style:apply-style-name="Not" style:base-cell-address="'Coûts-EDT'.I19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22]=&quot;&quot;)" style:apply-style-name="Not" style:base-cell-address="'Coûts-EDT'.I21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4]=&quot;&quot;)" style:apply-style-name="Not" style:base-cell-address="'Coûts-EDT'.I23"/>
    </style:style>
    <style:style style:name="ce6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2]=&quot;&quot;)" style:apply-style-name="Not" style:base-cell-address="'Coûts-EDT'.J11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6]=&quot;&quot;)" style:apply-style-name="Not" style:base-cell-address="'Coûts-EDT'.J15"/>
    </style:style>
    <style:style style:name="ce7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6"/>
    </style:style>
    <style:style style:name="ce7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20]=&quot;&quot;)" style:apply-style-name="Not" style:base-cell-address="'Coûts-EDT'.J19"/>
    </style:style>
    <style:style style:name="ce7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7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2]=&quot;&quot;)" style:apply-style-name="Not" style:base-cell-address="'Coûts-EDT'.J21"/>
    </style:style>
    <style:style style:name="ce8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8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4]=&quot;&quot;)" style:apply-style-name="Not" style:base-cell-address="'Coûts-EDT'.J23"/>
    </style:style>
    <style:style style:name="ce8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8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6]=&quot;&quot;)" style:apply-style-name="Not" style:base-cell-address="'Coûts-EDT'.J25"/>
    </style:style>
    <style:style style:name="ce8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            OR                                       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2"/>
          <table:covered-table-cell table:style-name="ce10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            OR            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7</text:p>
          </table:table-cell>
          <table:table-cell table:style-name="ce52" office:value-type="string" calcext:value-type="string">
            <text:p>Mathématiques – 4h</text:p>
          </table:table-cell>
          <table:table-cell table:style-name="ce70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18</text:p>
          </table:table-cell>
          <table:table-cell table:style-name="ce54" office:value-type="string" calcext:value-type="string">
            <text:p>Économie-Droit – 4h</text:p>
          </table:table-cell>
          <table:table-cell table:style-name="ce70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19</text:p>
          </table:table-cell>
          <table:table-cell table:style-name="ce54" office:value-type="string" calcext:value-type="string">
            <text:p>Dissertation – 4h</text:p>
          </table:table-cell>
          <table:table-cell table:style-name="ce70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198" calcext:value-type="float">
            <text:p>198</text:p>
          </table:table-cell>
          <table:table-cell table:style-name="ce25"/>
          <table:table-cell table:style-name="ce29" table:formula="of:=IF(([.D8]=&quot;x&quot;)                                        OR            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            OR            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            OR            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1]=&quot;x&quot;)                                        OR            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6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71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            OR            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72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            OR            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7</text:p>
          </table:table-cell>
          <table:table-cell table:style-name="ce58" office:value-type="string" calcext:value-type="string">
            <text:p>Dissertation (Excelia) – 4h</text:p>
          </table:table-cell>
          <table:table-cell table:style-name="ce73" office:value-type="string" calcext:value-type="string">
            <text:p>Management (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            OR            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9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            OR            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28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5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4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            OR            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            OR            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            OR            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            OR            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2</text:p>
          </table:table-cell>
          <table:table-cell table:style-name="ce62" office:value-type="string" calcext:value-type="string">
            <text:p>Mathématiques (BSB) – 4h</text:p>
          </table:table-cell>
          <table:table-cell table:style-name="ce77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            OR            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63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8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            OR            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3</text:p>
          </table:table-cell>
          <table:table-cell table:style-name="ce64" office:value-type="string" calcext:value-type="string">
            <text:p>LV2 ELVi – 4h</text:p>
          </table:table-cell>
          <table:table-cell table:style-name="ce79" office:value-type="string" calcext:value-type="string">
            <text:p>Synthèse (ESCP/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            OR            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</text:p>
          </table:table-cell>
          <table:table-cell table:style-name="ce30"/>
          <table:covered-table-cell table:style-name="ce47"/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8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            OR            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4</text:p>
          </table:table-cell>
          <table:table-cell table:style-name="ce66" office:value-type="string" calcext:value-type="string">
            <text:p>Management (EMN/INSSEC) – 4h</text:p>
          </table:table-cell>
          <table:table-cell table:style-name="ce81" office:value-type="string" calcext:value-type="string">
            <text:p>LV2 IEN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            OR            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            OR            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Vendredi 05</text:p>
          </table:table-cell>
          <table:table-cell table:style-name="ce60" office:value-type="string" calcext:value-type="string">
            <text:p>LV1 IENA – 4h</text:p>
          </table:table-cell>
          <table:table-cell table:style-name="ce83" office:value-type="string" calcext:value-type="string">
            <text:p>Résumé (ICN/ISC)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            OR            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8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4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4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">
            <calcext:condition calcext:apply-style-name="Not" calcext:value="=&quot;&quot;" calcext:base-cell-address="'Coûts-EDT'.I4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J14:'Coûts-EDT'.J14 'Coûts-EDT'.I16:'Coûts-EDT'.I16">
            <calcext:condition calcext:apply-style-name="Not" calcext:value="=&quot;&quot;" calcext:base-cell-address="'Coûts-EDT'.I14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J13:'Coûts-EDT'.J13 'Coûts-EDT'.I15:'Coûts-EDT'.I15 'Coûts-EDT'.I25:'Coûts-EDT'.I25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J16:'Coûts-EDT'.J16">
            <calcext:condition calcext:apply-style-name="Not" calcext:value="=&quot;&quot;" calcext:base-cell-address="'Coûts-EDT'.J16"/>
          </calcext:conditional-format>
          <calcext:conditional-format calcext:target-range-address="'Coûts-EDT'.J15:'Coûts-EDT'.J15">
            <calcext:condition calcext:apply-style-name="Not" calcext:value="formula-is([.J16]=&quot;&quot;)" calcext:base-cell-address="'Coûts-EDT'.J15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3:'Coûts-EDT'.I13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I12:'Coûts-EDT'.I12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J11:'Coûts-EDT'.J11">
            <calcext:condition calcext:apply-style-name="Not" calcext:value="formula-is([.J12]=&quot;&quot;)" calcext:base-cell-address="'Coûts-EDT'.J11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19:'Coûts-EDT'.I19">
            <calcext:condition calcext:apply-style-name="Not" calcext:value="formula-is([.I20]=&quot;&quot;)" calcext:base-cell-address="'Coûts-EDT'.I19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J19:'Coûts-EDT'.J19">
            <calcext:condition calcext:apply-style-name="Not" calcext:value="formula-is([.J20]=&quot;&quot;)" calcext:base-cell-address="'Coûts-EDT'.J19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I21:'Coûts-EDT'.I21">
            <calcext:condition calcext:apply-style-name="Not" calcext:value="formula-is([.I22]=&quot;&quot;)" calcext:base-cell-address="'Coûts-EDT'.I21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1:'Coûts-EDT'.J21">
            <calcext:condition calcext:apply-style-name="Not" calcext:value="formula-is([.J22]=&quot;&quot;)" calcext:base-cell-address="'Coûts-EDT'.J21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3:'Coûts-EDT'.J23">
            <calcext:condition calcext:apply-style-name="Not" calcext:value="formula-is([.J24]=&quot;&quot;)" calcext:base-cell-address="'Coûts-EDT'.J23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5:'Coûts-EDT'.J25">
            <calcext:condition calcext:apply-style-name="Not" calcext:value="formula-is([.J26]=&quot;&quot;)" calcext:base-cell-address="'Coûts-EDT'.J25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I23:'Coûts-EDT'.I23">
            <calcext:condition calcext:apply-style-name="Not" calcext:value="formula-is([.I24]=&quot;&quot;)" calcext:base-cell-address="'Coûts-EDT'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0/00/0000</text:date>, <text:time style:data-style-name="N2" text:time-value="13:21:03.073281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2-12-01T13:33:08.645341601</dc:date>
    <meta:editing-duration>PT12H39M31S</meta:editing-duration>
    <meta:editing-cycles>61</meta:editing-cycles>
    <meta:generator>LibreOffice/5.2.7.2$Linux_X86_64 LibreOffice_project/20m0$Build-2</meta:generator>
    <meta:document-statistic meta:table-count="1" meta:cell-count="144" meta:object-count="0"/>
  </office:meta>
</office:document-meta>
</file>